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02a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02a6" style:font-weight-asian="bold" style:font-weight-complex="bold"/>
    </style:style>
    <style:style style:name="P3" style:family="paragraph" style:parent-style-name="Standard">
      <style:text-properties fo:font-weight="bold" officeooo:rsid="00087fe7" officeooo:paragraph-rsid="00087fe7" style:font-weight-asian="bold" style:font-weight-complex="bold"/>
    </style:style>
    <style:style style:name="P4" style:family="paragraph" style:parent-style-name="Standard">
      <style:text-properties fo:font-weight="bold" officeooo:rsid="00087fe7" officeooo:paragraph-rsid="0033cd10" style:font-weight-asian="bold" style:font-weight-complex="bold"/>
    </style:style>
    <style:style style:name="P5" style:family="paragraph" style:parent-style-name="Standard">
      <style:text-properties fo:font-weight="bold" officeooo:rsid="00087c70" officeooo:paragraph-rsid="00087c70" style:font-weight-asian="bold" style:font-weight-complex="bold"/>
    </style:style>
    <style:style style:name="P6" style:family="paragraph" style:parent-style-name="Standard">
      <style:text-properties fo:font-weight="bold" officeooo:rsid="0027f364" officeooo:paragraph-rsid="0027f364" style:font-weight-asian="bold" style:font-weight-complex="bold"/>
    </style:style>
    <style:style style:name="P7" style:family="paragraph" style:parent-style-name="Standard">
      <style:text-properties officeooo:rsid="0011ae86" officeooo:paragraph-rsid="0011ae86"/>
    </style:style>
    <style:style style:name="P8" style:family="paragraph" style:parent-style-name="Standard">
      <style:text-properties fo:font-weight="normal" officeooo:rsid="00141ffd" officeooo:paragraph-rsid="001b6fea" style:font-weight-asian="normal" style:font-weight-complex="normal"/>
    </style:style>
    <style:style style:name="P9" style:family="paragraph" style:parent-style-name="Standard">
      <style:text-properties officeooo:rsid="00142dfb" officeooo:paragraph-rsid="0033cd10"/>
    </style:style>
    <style:style style:name="P10" style:family="paragraph" style:parent-style-name="Standard">
      <style:text-properties officeooo:rsid="00087fe7" officeooo:paragraph-rsid="00087fe7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6cdb8" officeooo:paragraph-rsid="00251840" fo:background-color="transparent" style:font-weight-asian="normal" style:font-weight-complex="normal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1026c" officeooo:paragraph-rsid="00251840" fo:background-color="transparent" style:font-weight-asian="normal" style:font-weight-complex="normal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378e0" officeooo:paragraph-rsid="00251840" fo:background-color="transparent" style:font-weight-asian="normal" style:font-weight-complex="normal"/>
    </style:style>
    <style:style style:name="P14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39d7" officeooo:paragraph-rsid="0033cd10" fo:background-color="transparent" style:font-weight-asian="normal" style:font-weight-complex="normal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rsid="0011026c" officeooo:paragraph-rsid="00251840" fo:background-color="transparent" style:font-weight-asian="bold" style:font-weight-complex="bold"/>
    </style:style>
    <style:style style:name="P16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rsid="001378e0" officeooo:paragraph-rsid="00251840" fo:background-color="transparent" style:font-weight-asian="bold" style:font-weight-complex="bold"/>
    </style:style>
    <style:style style:name="P17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rsid="0015716d" officeooo:paragraph-rsid="00251840" fo:background-color="transparent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rsid="004045fa" officeooo:paragraph-rsid="004045fa" fo:background-color="transparent" style:font-weight-asian="bold" style:font-weight-complex="bold"/>
    </style:style>
    <style:style style:name="P19" style:family="paragraph" style:parent-style-name="Text_20_body" style:list-style-name="L5">
      <style:paragraph-properties fo:margin-top="0in" fo:margin-bottom="0in" style:contextual-spacing="false" fo:text-align="start" style:justify-single-word="false"/>
      <style:text-properties fo:font-weight="normal" officeooo:rsid="0011026c" officeooo:paragraph-rsid="00251840" fo:background-color="transparent" style:font-weight-asian="normal" style:font-weight-complex="normal"/>
    </style:style>
    <style:style style:name="P20" style:family="paragraph" style:parent-style-name="Text_20_body" style:list-style-name="L6">
      <style:paragraph-properties fo:margin-top="0in" fo:margin-bottom="0in" style:contextual-spacing="false" fo:text-align="start" style:justify-single-word="false"/>
      <style:text-properties fo:font-weight="normal" officeooo:rsid="0011026c" officeooo:paragraph-rsid="00251840" fo:background-color="transparent" style:font-weight-asian="normal" style:font-weight-complex="normal"/>
    </style:style>
    <style:style style:name="P21" style:family="paragraph" style:parent-style-name="Text_20_body" style:list-style-name="L7">
      <style:paragraph-properties fo:margin-top="0in" fo:margin-bottom="0in" style:contextual-spacing="false" fo:text-align="start" style:justify-single-word="false"/>
      <style:text-properties fo:font-weight="normal" officeooo:rsid="0011026c" officeooo:paragraph-rsid="00251840" fo:background-color="transparent" style:font-weight-asian="normal" style:font-weight-complex="normal"/>
    </style:style>
    <style:style style:name="P22" style:family="paragraph" style:parent-style-name="Text_20_body" style:list-style-name="L7">
      <style:paragraph-properties fo:margin-top="0in" fo:margin-bottom="0in" style:contextual-spacing="false" fo:text-align="start" style:justify-single-word="false"/>
      <style:text-properties fo:font-weight="normal" officeooo:rsid="0011026c" officeooo:paragraph-rsid="002bd450" fo:background-color="transparent" style:font-weight-asian="normal" style:font-weight-complex="normal"/>
    </style:style>
    <style:style style:name="P23" style:family="paragraph" style:parent-style-name="Text_20_body" style:list-style-name="L9">
      <style:paragraph-properties fo:margin-top="0in" fo:margin-bottom="0in" style:contextual-spacing="false" fo:text-align="start" style:justify-single-word="false"/>
      <style:text-properties fo:font-weight="normal" officeooo:rsid="0011026c" officeooo:paragraph-rsid="00251840" fo:background-color="transparent" style:font-weight-asian="normal" style:font-weight-complex="normal"/>
    </style:style>
    <style:style style:name="P24" style:family="paragraph" style:parent-style-name="Text_20_body" style:list-style-name="L10">
      <style:paragraph-properties fo:margin-top="0in" fo:margin-bottom="0in" style:contextual-spacing="false" fo:text-align="start" style:justify-single-word="false"/>
      <style:text-properties fo:font-weight="normal" officeooo:rsid="0011026c" officeooo:paragraph-rsid="00251840" fo:background-color="transparent" style:font-weight-asian="normal" style:font-weight-complex="normal"/>
    </style:style>
    <style:style style:name="P25" style:family="paragraph" style:parent-style-name="Text_20_body" style:list-style-name="L5">
      <style:paragraph-properties fo:margin-top="0in" fo:margin-bottom="0in" style:contextual-spacing="false" fo:text-align="start" style:justify-single-word="false"/>
      <style:text-properties fo:font-weight="normal" officeooo:rsid="001378e0" officeooo:paragraph-rsid="00251840" fo:background-color="transparent" style:font-weight-asian="normal" style:font-weight-complex="normal"/>
    </style:style>
    <style:style style:name="P26" style:family="paragraph" style:parent-style-name="Text_20_body" style:list-style-name="L9">
      <style:paragraph-properties fo:margin-top="0in" fo:margin-bottom="0in" style:contextual-spacing="false" fo:text-align="start" style:justify-single-word="false"/>
      <style:text-properties fo:font-weight="normal" officeooo:rsid="001378e0" officeooo:paragraph-rsid="003e020b" fo:background-color="transparent" style:font-weight-asian="normal" style:font-weight-complex="normal"/>
    </style:style>
    <style:style style:name="P27" style:family="paragraph" style:parent-style-name="Text_20_body" style:list-style-name="L9">
      <style:paragraph-properties fo:margin-top="0in" fo:margin-bottom="0in" style:contextual-spacing="false" fo:text-align="start" style:justify-single-word="false"/>
      <style:text-properties fo:font-weight="normal" officeooo:rsid="001378e0" officeooo:paragraph-rsid="00251840" fo:background-color="transparent" style:font-weight-asian="normal" style:font-weight-complex="normal"/>
    </style:style>
    <style:style style:name="P28" style:family="paragraph" style:parent-style-name="Text_20_body" style:list-style-name="L10">
      <style:paragraph-properties fo:margin-top="0in" fo:margin-bottom="0in" style:contextual-spacing="false" fo:text-align="start" style:justify-single-word="false"/>
      <style:text-properties fo:font-weight="normal" officeooo:rsid="0016cdb8" officeooo:paragraph-rsid="00251840" fo:background-color="transparent" style:font-weight-asian="normal" style:font-weight-complex="normal"/>
    </style:style>
    <style:style style:name="P29" style:family="paragraph" style:parent-style-name="Text_20_body" style:list-style-name="L7">
      <style:paragraph-properties fo:margin-top="0in" fo:margin-bottom="0in" style:contextual-spacing="false" fo:text-align="start" style:justify-single-word="false"/>
      <style:text-properties fo:font-weight="normal" officeooo:paragraph-rsid="00251840" style:font-weight-asian="normal" style:font-weight-complex="normal"/>
    </style:style>
    <style:style style:name="P30" style:family="paragraph" style:parent-style-name="Text_20_body" style:list-style-name="L5">
      <style:paragraph-properties fo:margin-top="0in" fo:margin-bottom="0in" style:contextual-spacing="false" fo:text-align="start" style:justify-single-word="false"/>
      <style:text-properties officeooo:paragraph-rsid="00251840"/>
    </style:style>
    <style:style style:name="P31" style:family="paragraph" style:parent-style-name="Text_20_body" style:list-style-name="L8">
      <style:paragraph-properties fo:margin-top="0in" fo:margin-bottom="0in" style:contextual-spacing="false" fo:text-align="start" style:justify-single-word="false"/>
      <style:text-properties officeooo:paragraph-rsid="00251840"/>
    </style:style>
    <style:style style:name="P32" style:family="paragraph" style:parent-style-name="Text_20_body" style:list-style-name="L7">
      <style:paragraph-properties fo:margin-top="0in" fo:margin-bottom="0in" style:contextual-spacing="false" fo:text-align="start" style:justify-single-word="false"/>
      <style:text-properties fo:font-weight="bold" officeooo:rsid="001287f0" officeooo:paragraph-rsid="002bd450" fo:background-color="transparent" style:font-weight-asian="bold" style:font-weight-complex="bold"/>
    </style:style>
    <style:style style:name="P33" style:family="paragraph" style:parent-style-name="Text_20_body" style:list-style-name="L9">
      <style:paragraph-properties fo:margin-top="0in" fo:margin-bottom="0in" style:contextual-spacing="false" fo:text-align="start" style:justify-single-word="false"/>
      <style:text-properties fo:font-weight="bold" officeooo:rsid="001378e0" officeooo:paragraph-rsid="00251840" fo:background-color="transparent" style:font-weight-asian="bold" style:font-weight-complex="bold"/>
    </style:style>
    <style:style style:name="P34" style:family="paragraph" style:parent-style-name="Standard" style:list-style-name="L1">
      <style:text-properties officeooo:paragraph-rsid="00300b72"/>
    </style:style>
    <style:style style:name="P35" style:family="paragraph" style:parent-style-name="Standard" style:list-style-name="L2">
      <style:text-properties officeooo:paragraph-rsid="002571d1"/>
    </style:style>
    <style:style style:name="P36" style:family="paragraph" style:parent-style-name="Standard" style:list-style-name="L2">
      <style:text-properties officeooo:paragraph-rsid="00268b76"/>
    </style:style>
    <style:style style:name="P37" style:family="paragraph" style:parent-style-name="Standard" style:list-style-name="L2">
      <style:text-properties officeooo:paragraph-rsid="001b6fea"/>
    </style:style>
    <style:style style:name="P38" style:family="paragraph" style:parent-style-name="Standard" style:list-style-name="L2">
      <style:text-properties fo:font-weight="normal" officeooo:rsid="001b6fea" officeooo:paragraph-rsid="002571d1" style:font-weight-asian="normal" style:font-weight-complex="normal"/>
    </style:style>
    <style:style style:name="P39" style:family="paragraph" style:parent-style-name="Standard" style:list-style-name="L2">
      <style:text-properties fo:font-weight="normal" officeooo:rsid="001b6fea" officeooo:paragraph-rsid="0035cea7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1b6fea" officeooo:paragraph-rsid="001b6fea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1d659d" officeooo:paragraph-rsid="001d659d" style:font-weight-asian="normal" style:font-weight-complex="normal"/>
    </style:style>
    <style:style style:name="P42" style:family="paragraph" style:parent-style-name="Standard" style:list-style-name="L4">
      <style:text-properties fo:font-weight="normal" officeooo:rsid="0011ae86" officeooo:paragraph-rsid="0027f364" style:font-weight-asian="normal" style:font-weight-complex="normal"/>
    </style:style>
    <style:style style:name="P43" style:family="paragraph" style:parent-style-name="Standard" style:list-style-name="L4">
      <style:text-properties fo:font-weight="normal" officeooo:rsid="002992b8" officeooo:paragraph-rsid="002992b8" style:font-weight-asian="normal" style:font-weight-complex="normal"/>
    </style:style>
    <style:style style:name="P44" style:family="paragraph" style:parent-style-name="Standard" style:list-style-name="L4">
      <style:text-properties officeooo:paragraph-rsid="002b4692"/>
    </style:style>
    <style:style style:name="P45" style:family="paragraph" style:parent-style-name="Standard" style:list-style-name="L4">
      <style:text-properties officeooo:rsid="001546c5" officeooo:paragraph-rsid="002992b8"/>
    </style:style>
    <style:style style:name="P46" style:family="paragraph" style:parent-style-name="Standard" style:list-style-name="L11">
      <style:text-properties officeooo:rsid="00087c70" officeooo:paragraph-rsid="00087c70"/>
    </style:style>
    <style:style style:name="T1" style:family="text">
      <style:text-properties officeooo:rsid="00087c70"/>
    </style:style>
    <style:style style:name="T2" style:family="text">
      <style:text-properties officeooo:rsid="0011ae86"/>
    </style:style>
    <style:style style:name="T3" style:family="text">
      <style:text-properties officeooo:rsid="00142dfb"/>
    </style:style>
    <style:style style:name="T4" style:family="text">
      <style:text-properties officeooo:rsid="001546c5"/>
    </style:style>
    <style:style style:name="T5" style:family="text">
      <style:text-properties fo:font-style="italic" fo:font-weight="normal" officeooo:rsid="000fc679" style:font-style-asian="italic" style:font-weight-asian="normal" style:font-style-complex="italic" style:font-weight-complex="normal"/>
    </style:style>
    <style:style style:name="T6" style:family="text">
      <style:text-properties officeooo:rsid="00189689"/>
    </style:style>
    <style:style style:name="T7" style:family="text">
      <style:text-properties officeooo:rsid="0019bf5c"/>
    </style:style>
    <style:style style:name="T8" style:family="text">
      <style:text-properties officeooo:rsid="001b6b43"/>
    </style:style>
    <style:style style:name="T9" style:family="text">
      <style:text-properties officeooo:rsid="001b6fea"/>
    </style:style>
    <style:style style:name="T10" style:family="text">
      <style:text-properties officeooo:rsid="00236c9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f190" style:font-weight-asian="bold" style:font-weight-complex="bold"/>
    </style:style>
    <style:style style:name="T13" style:family="text">
      <style:text-properties fo:font-weight="bold" officeooo:rsid="0016cdb8" style:font-weight-asian="bold" style:font-weight-complex="bold"/>
    </style:style>
    <style:style style:name="T14" style:family="text">
      <style:text-properties fo:font-weight="bold" officeooo:rsid="0011ae86" style:font-weight-asian="bold" style:font-weight-complex="bold"/>
    </style:style>
    <style:style style:name="T15" style:family="text">
      <style:text-properties fo:font-weight="bold" officeooo:rsid="00087fe7" style:font-weight-asian="bold" style:font-weight-complex="bold"/>
    </style:style>
    <style:style style:name="T16" style:family="text">
      <style:text-properties fo:font-weight="bold" officeooo:rsid="001b6fea" style:font-weight-asian="bold" style:font-weight-complex="bold"/>
    </style:style>
    <style:style style:name="T17" style:family="text">
      <style:text-properties fo:font-weight="bold" officeooo:rsid="000bf6b8" style:font-weight-asian="bold" style:font-weight-complex="bold"/>
    </style:style>
    <style:style style:name="T18" style:family="text">
      <style:text-properties fo:font-weight="bold" officeooo:rsid="0009bab5" style:font-weight-asian="bold" style:font-weight-complex="bold"/>
    </style:style>
    <style:style style:name="T19" style:family="text">
      <style:text-properties fo:font-weight="bold" officeooo:rsid="0027f364" style:font-weight-asian="bold" style:font-weight-complex="bold"/>
    </style:style>
    <style:style style:name="T20" style:family="text">
      <style:text-properties fo:font-weight="bold" officeooo:rsid="002b4692" style:font-weight-asian="bold" style:font-weight-complex="bold"/>
    </style:style>
    <style:style style:name="T21" style:family="text">
      <style:text-properties fo:font-weight="bold" officeooo:rsid="002bd450" style:font-weight-asian="bold" style:font-weight-complex="bold"/>
    </style:style>
    <style:style style:name="T22" style:family="text">
      <style:text-properties fo:font-weight="bold" officeooo:rsid="000fc679" style:font-weight-asian="bold" style:font-weight-complex="bold"/>
    </style:style>
    <style:style style:name="T23" style:family="text">
      <style:text-properties fo:font-weight="bold" officeooo:rsid="0035cea7" style:font-weight-asian="bold" style:font-weight-complex="bold"/>
    </style:style>
    <style:style style:name="T24" style:family="text">
      <style:text-properties fo:font-weight="bold" officeooo:rsid="003c46d3" style:font-weight-asian="bold" style:font-weight-complex="bold"/>
    </style:style>
    <style:style style:name="T25" style:family="text">
      <style:text-properties fo:font-weight="bold" officeooo:rsid="001939d7" fo:background-color="transparent" style:font-weight-asian="bold" style:font-weight-complex="bold"/>
    </style:style>
    <style:style style:name="T26" style:family="text">
      <style:text-properties fo:font-weight="bold" officeooo:rsid="001287f0" fo:background-color="transparent" style:font-weight-asian="bold" style:font-weight-complex="bold"/>
    </style:style>
    <style:style style:name="T27" style:family="text">
      <style:text-properties fo:font-weight="bold" officeooo:rsid="001378e0" fo:background-color="transparent" style:font-weight-asian="bold" style:font-weight-complex="bold"/>
    </style:style>
    <style:style style:name="T28" style:family="text">
      <style:text-properties fo:font-weight="bold" officeooo:rsid="0011026c" fo:background-color="transparent" style:font-weight-asian="bold" style:font-weight-complex="bold"/>
    </style:style>
    <style:style style:name="T29" style:family="text">
      <style:text-properties officeooo:rsid="0011026c" fo:background-color="transparent"/>
    </style:style>
    <style:style style:name="T30" style:family="text">
      <style:text-properties fo:font-weight="normal" officeooo:rsid="0011026c" fo:background-color="transparent" style:font-weight-asian="normal" style:font-weight-complex="normal"/>
    </style:style>
    <style:style style:name="T31" style:family="text">
      <style:text-properties fo:font-weight="normal" officeooo:rsid="001939d7" fo:background-color="transparent" style:font-weight-asian="normal" style:font-weight-complex="normal"/>
    </style:style>
    <style:style style:name="T32" style:family="text">
      <style:text-properties fo:font-weight="normal" officeooo:rsid="001287f0" fo:background-color="transparent" style:font-weight-asian="normal" style:font-weight-complex="normal"/>
    </style:style>
    <style:style style:name="T33" style:family="text">
      <style:text-properties fo:font-weight="normal" officeooo:rsid="0017ac5d" fo:background-color="transparent" style:font-weight-asian="normal" style:font-weight-complex="normal"/>
    </style:style>
    <style:style style:name="T34" style:family="text">
      <style:text-properties fo:font-weight="normal" officeooo:rsid="001378e0" fo:background-color="transparent" style:font-weight-asian="normal" style:font-weight-complex="normal"/>
    </style:style>
    <style:style style:name="T35" style:family="text">
      <style:text-properties fo:font-weight="normal" officeooo:rsid="002e3c1f" fo:background-color="transparent" style:font-weight-asian="normal" style:font-weight-complex="normal"/>
    </style:style>
    <style:style style:name="T36" style:family="text">
      <style:text-properties fo:font-weight="normal" officeooo:rsid="0016cdb8" fo:background-color="transparent" style:font-weight-asian="normal" style:font-weight-complex="normal"/>
    </style:style>
    <style:style style:name="T37" style:family="text">
      <style:text-properties fo:font-weight="normal" officeooo:rsid="0044aa96" fo:background-color="transparent" style:font-weight-asian="normal" style:font-weight-complex="normal"/>
    </style:style>
    <style:style style:name="T38" style:family="text">
      <style:text-properties fo:font-weight="normal" officeooo:rsid="00465035" fo:background-color="transparent" style:font-weight-asian="normal" style:font-weight-complex="normal"/>
    </style:style>
    <style:style style:name="T39" style:family="text">
      <style:text-properties fo:font-weight="normal" officeooo:rsid="004701e7" fo:background-color="transparent" style:font-weight-asian="normal" style:font-weight-complex="normal"/>
    </style:style>
    <style:style style:name="T40" style:family="text">
      <style:text-properties fo:font-weight="normal" officeooo:rsid="0011ae86" style:font-weight-asian="normal" style:font-weight-complex="normal"/>
    </style:style>
    <style:style style:name="T41" style:family="text">
      <style:text-properties fo:font-weight="normal" officeooo:rsid="002571d1" style:font-weight-asian="normal" style:font-weight-complex="normal"/>
    </style:style>
    <style:style style:name="T42" style:family="text">
      <style:text-properties fo:font-weight="normal" officeooo:rsid="0012302d" style:font-weight-asian="normal" style:font-weight-complex="normal"/>
    </style:style>
    <style:style style:name="T43" style:family="text">
      <style:text-properties fo:font-weight="normal" officeooo:rsid="001b6fea" style:font-weight-asian="normal" style:font-weight-complex="normal"/>
    </style:style>
    <style:style style:name="T44" style:family="text">
      <style:text-properties fo:font-weight="normal" officeooo:rsid="00236c90" style:font-weight-asian="normal" style:font-weight-complex="normal"/>
    </style:style>
    <style:style style:name="T45" style:family="text">
      <style:text-properties fo:font-weight="normal" officeooo:rsid="002b4692" style:font-weight-asian="normal" style:font-weight-complex="normal"/>
    </style:style>
    <style:style style:name="T46" style:family="text">
      <style:text-properties fo:font-weight="normal" officeooo:rsid="002bd450" style:font-weight-asian="normal" style:font-weight-complex="normal"/>
    </style:style>
    <style:style style:name="T47" style:family="text">
      <style:text-properties fo:font-weight="normal" officeooo:rsid="000fc679" style:font-weight-asian="normal" style:font-weight-complex="normal"/>
    </style:style>
    <style:style style:name="T48" style:family="text">
      <style:text-properties fo:font-weight="normal" officeooo:rsid="0035cea7" style:font-weight-asian="normal" style:font-weight-complex="normal"/>
    </style:style>
    <style:style style:name="T49" style:family="text">
      <style:text-properties fo:font-weight="normal" officeooo:rsid="003a93b6" style:font-weight-asian="normal" style:font-weight-complex="normal"/>
    </style:style>
    <style:style style:name="T50" style:family="text">
      <style:text-properties officeooo:rsid="001941e1"/>
    </style:style>
    <style:style style:name="T51" style:family="text">
      <style:text-properties officeooo:rsid="001378e0"/>
    </style:style>
    <style:style style:name="T52" style:family="text">
      <style:text-properties officeooo:rsid="0015716d"/>
    </style:style>
    <style:style style:name="T53" style:family="text">
      <style:text-properties officeooo:rsid="0015f190"/>
    </style:style>
    <style:style style:name="T54" style:family="text">
      <style:text-properties officeooo:rsid="0016cdb8"/>
    </style:style>
    <style:style style:name="T55" style:family="text">
      <style:text-properties officeooo:rsid="001fd46f"/>
    </style:style>
    <style:style style:name="T56" style:family="text">
      <style:text-properties officeooo:rsid="002571d1"/>
    </style:style>
    <style:style style:name="T57" style:family="text">
      <style:text-properties officeooo:rsid="0027f364"/>
    </style:style>
    <style:style style:name="T58" style:family="text">
      <style:text-properties officeooo:rsid="002992b8"/>
    </style:style>
    <style:style style:name="T59" style:family="text">
      <style:text-properties officeooo:rsid="002b4692"/>
    </style:style>
    <style:style style:name="T60" style:family="text">
      <style:text-properties officeooo:rsid="002e3c1f"/>
    </style:style>
    <style:style style:name="T61" style:family="text">
      <style:text-properties officeooo:rsid="00319b41"/>
    </style:style>
    <style:style style:name="T62" style:family="text">
      <style:text-properties officeooo:rsid="003a93b6"/>
    </style:style>
    <style:style style:name="T63" style:family="text">
      <style:text-properties officeooo:rsid="003e020b"/>
    </style:style>
    <style:style style:name="T64" style:family="text">
      <style:text-properties officeooo:rsid="003f6521"/>
    </style:style>
    <style:style style:name="T65" style:family="text">
      <style:text-properties officeooo:rsid="0042bd4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ystems of </text:span>Linear Equations</text:p>
      <text:p text:style-name="P1"/>
      <text:p text:style-name="P10"><text:span text:style-name="T11">System of Linear equations </text:span><text:span text:style-name="T14">or Linear system</text:span></text:p>
      <text:list xml:id="list8055772099292677217" text:style-name="L1">
        <text:list-item>
          <text:p text:style-name="P34"><text:span text:style-name="T47">A </text:span><text:span text:style-name="T22">linear equation</text:span><text:span text:style-name="T47"> in the variables</text:span><text:span text:style-name="T47"><draw:frame draw:style-name="fr1" draw:name="Object1" text:anchor-type="as-char" svg:y="-0.1484in" svg:width="0.8882in" svg:height="0.2091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7">is an equation that can be written in the form </text:span><text:span text:style-name="T47"><draw:frame draw:style-name="fr1" draw:name="Object2" text:anchor-type="as-char" svg:y="-0.1484in" svg:width="1.6953in" svg:height="0.2091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7">where </text:span><text:span text:style-name="T5">b</text:span><text:span text:style-name="T47"> and the </text:span><text:span text:style-name="T40">coefficients</text:span><text:span text:style-name="T40"><draw:frame draw:style-name="fr1" draw:name="Object3" text:anchor-type="as-char" svg:y="-0.1484in" svg:width="0.6638in" svg:height="0.2091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0">are </text:span><text:span text:style-name="T44">constants</text:span><text:span text:style-name="T40">, usually known in advance.</text:span></text:p>
        </text:list-item>
        <text:list-item>
          <text:p text:style-name="P34"><text:span text:style-name="T48">A </text:span><text:span text:style-name="T23">linear system</text:span><text:span text:style-name="T48"> is a</text:span><text:span text:style-name="T2"> collection of one or more linear equations involving the same variables.</text:span></text:p>
        </text:list-item>
      </text:list>
      <text:p text:style-name="P7"/>
      <text:p text:style-name="P3">Solution<text:span text:style-name="T56">s</text:span> <text:span text:style-name="T6">of a linear system</text:span></text:p>
      <text:list xml:id="list8403982024654363111" text:style-name="L2">
        <text:list-item>
          <text:p text:style-name="P38">A linear system has <text:span text:style-name="T10">either</text:span></text:p>
          <text:list>
            <text:list-item>
              <text:p text:style-name="P39">no solution<text:span text:style-name="T61">(inconsistent system)</text:span>, or</text:p>
            </text:list-item>
            <text:list-item>
              <text:p text:style-name="P39">exactly one solution<text:span text:style-name="T61">(consistent system)</text:span>, or</text:p>
            </text:list-item>
            <text:list-item>
              <text:p text:style-name="P38"><text:span text:style-name="T10">infinitely many solutions</text:span><text:span text:style-name="T61">(consistent system)</text:span></text:p>
            </text:list-item>
          </text:list>
        </text:list-item>
        <text:list-item>
          <text:p text:style-name="P35"><text:span text:style-name="T10">A</text:span><text:span text:style-name="T2"> solution of the linear system is a </text:span><text:span text:style-name="T14">list</text:span><text:span text:style-name="T2"><draw:frame draw:style-name="fr1" draw:name="Object4" text:anchor-type="as-char" svg:y="-0.152in" svg:width="0.8917in" svg:height="0.2126in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2">of numbers that makes each equation a true statement when the values</text:span><text:span text:style-name="T2"><draw:frame draw:style-name="fr1" draw:name="Object5" text:anchor-type="as-char" svg:y="-0.1484in" svg:width="0.6346in" svg:height="0.2091in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2">are</text:span><text:span text:style-name="T2"> substituted for</text:span><text:span text:style-name="T2"><draw:frame draw:style-name="fr1" draw:name="Object6" text:anchor-type="as-char" svg:y="-0.1484in" svg:width="0.6689in" svg:height="0.2091in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2">respectively.</text:span></text:p>
        </text:list-item>
        <text:list-item>
          <text:p text:style-name="P36"><text:span text:style-name="T41">T</text:span><text:span text:style-name="T2">he set of all possible solutions is called the </text:span><text:span text:style-name="T14">solution set</text:span><text:span text:style-name="T2"> of the linear system.</text:span></text:p>
        </text:list-item>
        <text:list-item>
          <text:p text:style-name="P36"><text:span text:style-name="T15">Graphical interpretation of </text:span><text:span text:style-name="T16">two</text:span><text:span text:style-name="T15"> variable </text:span><text:span text:style-name="T17">linear </text:span><text:span text:style-name="T15">systems </text:span><text:span text:style-name="T18">and their solution</text:span><text:span text:style-name="T16">s.</text:span></text:p>
          <text:p text:style-name="P37"><text:span text:style-name="T42">Two variable linear equations represent a line. A </text:span><text:span text:style-name="T43">linear </text:span><text:span text:style-name="T42">system </text:span><text:span text:style-name="T43">with such equations may thus </text:span><text:span text:style-name="T44">be</text:span></text:p>
        </text:list-item>
      </text:list>
      <text:list xml:id="list3137551203614033433" text:style-name="L3">
        <text:list-item>
          <text:list>
            <text:list-item>
              <text:p text:style-name="P40">lines parallel to one another(no solution), or</text:p>
            </text:list-item>
            <text:list-item>
              <text:p text:style-name="P40">all lines intersecting at one common point(exactly one solution), or</text:p>
            </text:list-item>
            <text:list-item>
              <text:p text:style-name="P41">all lines incident on one another(infinitely many solutions)</text:p>
            </text:list-item>
          </text:list>
        </text:list-item>
      </text:list>
      <text:p text:style-name="P8"/>
      <text:p text:style-name="P6">Solving a linear system</text:p>
      <text:list xml:id="list3768455497364396943" text:style-name="L4">
        <text:list-item>
          <text:p text:style-name="P42"><text:span text:style-name="T57">Two linear systems are </text:span><text:span text:style-name="T19">equivalent</text:span><text:span text:style-name="T57"> if they have the same solution set. Linear systems are solved by </text:span><text:span text:style-name="T62">repeatedly </text:span><text:span text:style-name="T4">replac</text:span><text:span text:style-name="T57">ing</text:span><text:span text:style-name="T4"> one system with an equivalent system that is easier to solve </text:span><text:span text:style-name="T62">until a trivial one is obtained</text:span><text:span text:style-name="T4">.</text:span></text:p>
        </text:list-item>
        <text:list-item>
          <text:p text:style-name="P42"><text:span text:style-name="T57">A linear system is first represented using an </text:span><text:span text:style-name="T19">augmented matrix</text:span><text:span text:style-name="T57">. </text:span><text:span text:style-name="T62">This</text:span><text:span text:style-name="T57"> is a </text:span><text:span text:style-name="T3">matrix representing the coefficients </text:span><text:span text:style-name="T10">of the variables </text:span><text:span text:style-name="T3">and </text:span><text:span text:style-name="T4">the constant</text:span><text:span text:style-name="T57">s</text:span><text:span text:style-name="T4"> on the RHS </text:span><text:span text:style-name="T3">of a linear system. </text:span><text:span text:style-name="T65">Here</text:span><text:span text:style-name="T9"> each row represent</text:span><text:span text:style-name="T65">s</text:span><text:span text:style-name="T9"> an equation in the linear system.</text:span></text:p>
        </text:list-item>
        <text:list-item>
          <text:p text:style-name="P42"><text:span text:style-name="T57">The easier to solve equivalent linear system is obtained by performing </text:span><text:span text:style-name="T19">elementary row operations</text:span><text:span text:style-name="T57"> on an augmented matrix</text:span><text:span text:style-name="T58">. Elementary row operations produce </text:span><text:span text:style-name="T59">a matrix which is row equivalent to the input matrix and are as follows.</text:span></text:p>
          <text:list>
            <text:list-item>
              <text:p text:style-name="P45">Replacement – Replace one row by the sum of itself and a multiple of another row.</text:p>
            </text:list-item>
            <text:list-item>
              <text:p text:style-name="P45">Interchange – Interchange two rows. </text:p>
            </text:list-item>
            <text:list-item>
              <text:p text:style-name="P43">Scaling – Multiply all entries in a row by a nonzero constant.</text:p>
            </text:list-item>
          </text:list>
        </text:list-item>
        <text:list-item>
          <text:p text:style-name="P44"><text:span text:style-name="T45">The end goal is to obtain a matrix in the </text:span><text:a xlink:type="simple" xlink:href="#Echelon form"><text:span text:style-name="T20">echelon form</text:span></text:a><text:span text:style-name="T45"> if the requirement is to determine the nature of the solutions of the associated linear system or </text:span><text:span text:style-name="T49">to </text:span><text:span text:style-name="T45">obtain a matrix in the </text:span><text:a xlink:type="simple" xlink:href="#Reduced row echelon form"><text:span text:style-name="T20">reduced echelon form</text:span></text:a><text:span text:style-name="T45"> if the requirement is to find the solution </text:span><text:span text:style-name="T49">set</text:span><text:span text:style-name="T45"> of the associated system. </text:span><text:span text:style-name="T46">A systematic way of obtaining this form of the associated augmented matrix is to follow the </text:span><text:a xlink:type="simple" xlink:href="#Gaussian elimination"><text:span text:style-name="T21">row reduction or Gaussian elimination algorithm</text:span></text:a><text:span text:style-name="T46">.</text:span></text:p>
        </text:list-item>
      </text:list>
      <text:p text:style-name="P12"/>
      <text:p text:style-name="P15"><text:bookmark text:name="Echelon form"/>Echelon form or row echelon form</text:p>
      <text:p text:style-name="P12">A rectangular matrix is in echelon form or row echelon form if it has the following properties:</text:p>
      <text:list xml:id="list3628025204262836199" text:style-name="L5">
        <text:list-item>
          <text:p text:style-name="P19">All <text:span text:style-name="T11">nonzero rows</text:span> are above any rows of all zeroes. <text:span text:style-name="T60">Nonzero row or column r</text:span>efers to a row or column in a matrix that contains at least one nonzero entry.</text:p>
        </text:list-item>
        <text:list-item>
          <text:p text:style-name="P30"><text:span text:style-name="T30">Each </text:span><text:span text:style-name="T28">leading entry of a row</text:span><text:span text:style-name="T30"> is in a column to the right of the leading entry of the row above it. “Leading entry of a row” </text:span><text:span text:style-name="T35">r</text:span><text:span text:style-name="T30">efers to the leftmost nonzero entry in a nonzero row. </text:span><text:span text:style-name="T31">Need not be the first element of the row. </text:span><text:span text:style-name="T36">Example – 4 is the leading entry of this row, [0 0 </text:span><text:span text:style-name="T25">4</text:span><text:span text:style-name="T31"> 8 0 9].</text:span></text:p>
        </text:list-item>
        <text:list-item>
          <text:p text:style-name="P19"><text:soft-page-break/>All entries in a column below a leading entry are zeroes.</text:p>
          <text:p text:style-name="P30"><text:span text:style-name="T30">Example:</text:span><text:span text:style-name="T30"><draw:frame draw:style-name="fr1" draw:name="Object7" text:anchor-type="as-char" svg:y="-0.3764in" svg:width="1.2728in" svg:height="0.6547in" draw:z-index="14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19">This form of matrix helps determine the <text:span text:style-name="T11">nature of the solution s</text:span><text:span text:style-name="T24">et</text:span> represented by the system.</text:p>
        </text:list-item>
        <text:list-item>
          <text:p text:style-name="P25">The darkened elements are the <text:a xlink:type="simple" xlink:href="#Pivot">pivot</text:a> elements of the respective rows.</text:p>
        </text:list-item>
      </text:list>
      <text:p text:style-name="P12"/>
      <text:p text:style-name="P15"><text:bookmark text:name="Reduced row echelon form"/>Reduced echelon form or reduced row echelon form</text:p>
      <text:list xml:id="list5331375259249343408" text:style-name="L6">
        <text:list-item>
          <text:p text:style-name="P20">A matrix in echelon form with the following additional conditions,</text:p>
        </text:list-item>
      </text:list>
      <text:list xml:id="list3002052422871189235" text:style-name="L7">
        <text:list-item>
          <text:list>
            <text:list-item>
              <text:p text:style-name="P21">The leading entry in each nonzero row is 1.</text:p>
            </text:list-item>
            <text:list-item>
              <text:p text:style-name="P21">Each leading 1 is the only nonzero entry in its <text:span text:style-name="T11">column.</text:span></text:p>
              <text:p text:style-name="P29"><text:span text:style-name="T29">Example: </text:span><text:span text:style-name="T29"><draw:frame draw:style-name="fr1" draw:name="Object8" text:anchor-type="as-char" svg:y="-0.378in" svg:width="1.2756in" svg:height="0.6571in" draw:z-index="15"><draw:object xlink:href="./Object 8" xlink:type="simple" xlink:show="embed" xlink:actuate="onLoad"/><draw:image xlink:href="./ObjectReplacements/Object 8" xlink:type="simple" xlink:show="embed" xlink:actuate="onLoad"/></draw:frame></text:span></text:p>
            </text:list-item>
            <text:list-item>
              <text:p text:style-name="P21">This form of matrix helps determine the solutions <text:span text:style-name="T50">of the </text:span>represented system.</text:p>
            </text:list-item>
            <text:list-item>
              <text:p text:style-name="P22">Each matrix is row equivalent to one and only one reduced echelon matrix.</text:p>
            </text:list-item>
          </text:list>
        </text:list-item>
        <text:list-item>
          <text:p text:style-name="P32"><text:bookmark text:name="Pivot"/>Pivot</text:p>
        </text:list-item>
      </text:list>
      <text:list xml:id="list8014055116921486499" text:style-name="L8">
        <text:list-item>
          <text:list>
            <text:list-item>
              <text:p text:style-name="P31"><text:span text:style-name="T32">A </text:span><text:span text:style-name="T26">pivot position</text:span><text:span text:style-name="T32"> in a matrix </text:span><text:span text:style-name="T37">A,</text:span><text:span text:style-name="T32"> is a location in </text:span><text:span text:style-name="T37">A </text:span><text:span text:style-name="T32">that corresponds to a leading 1 in the reduced echelon form </text:span><text:span text:style-name="T37">A</text:span><text:span text:style-name="T32">. </text:span></text:p>
            </text:list-item>
            <text:list-item>
              <text:p text:style-name="P31"><text:span text:style-name="T32">A </text:span><text:span text:style-name="T26">pivot column</text:span><text:span text:style-name="T32"> </text:span><text:span text:style-name="T38">in a matrix A, </text:span><text:span text:style-name="T32">is a column of </text:span><text:span text:style-name="T38">A</text:span><text:span text:style-name="T32"> that contains a pivot position.</text:span></text:p>
            </text:list-item>
            <text:list-item>
              <text:p text:style-name="P31"><text:span text:style-name="T34">A </text:span><text:span text:style-name="T27">pivot</text:span><text:span text:style-name="T34"> is a nonzero number in a pivot </text:span><text:span text:style-name="T33">position </text:span><text:span text:style-name="T39">in A</text:span><text:span text:style-name="T34">.</text:span></text:p>
            </text:list-item>
          </text:list>
        </text:list-item>
      </text:list>
      <text:p text:style-name="P13"/>
      <text:p text:style-name="P16"><text:bookmark text:name="Gaussian elimination"/>Gaussian elimination or Row reduction algorithm</text:p>
      <text:list xml:id="list6825482866681066724" text:style-name="L9">
        <text:list-item>
          <text:p text:style-name="P33">Forward phase</text:p>
          <text:list>
            <text:list-item>
              <text:p text:style-name="P26">Begin with the leftmost nonzero column. This is a pivot column. The pivot position is at the top of this column.</text:p>
            </text:list-item>
            <text:list-item>
              <text:p text:style-name="P27">Select a nonzero entry in the pivot column as a pivot. If necessary, interchange rows to move this entry into the pivot position.</text:p>
            </text:list-item>
            <text:list-item>
              <text:p text:style-name="P23"><text:span text:style-name="T51">Use row replacement operations to create </text:span><text:span text:style-name="T52">zeroes</text:span><text:span text:style-name="T51"> in all positions below the pivot.</text:span></text:p>
            </text:list-item>
            <text:list-item>
              <text:p text:style-name="P23"><text:span text:style-name="T51">Cover(or ignore) the row containing the pivot po</text:span><text:span text:style-name="T52">s</text:span><text:span text:style-name="T51">ition and cover all rows, i</text:span><text:span text:style-name="T63">f</text:span><text:span text:style-name="T51"> any above it. Apply steps 1-3 to the sub-matrix that remains. Repeat the process until there are no more nonzero rows to modify.</text:span></text:p>
            </text:list-item>
          </text:list>
        </text:list-item>
        <text:list-item>
          <text:p text:style-name="P33">Backward phase</text:p>
          <text:list>
            <text:list-item>
              <text:p text:style-name="P27">Beginning with the rightmost pivot and working upward and to the left, create zeros above each pivot. If the pivot is not 1, make its 1 by scaling.</text:p>
            </text:list-item>
          </text:list>
        </text:list-item>
      </text:list>
      <text:p text:style-name="P17"/>
      <text:p text:style-name="P18">Parametric description of solution sets</text:p>
      <text:list xml:id="list2469547800835806215" text:style-name="L10">
        <text:list-item>
          <text:p text:style-name="P24"><text:span text:style-name="T53">Consider,</text:span><text:span text:style-name="T52"><draw:frame draw:style-name="fr1" draw:name="Object9" text:anchor-type="as-char" svg:y="-0.3764in" svg:width="1.148in" svg:height="0.6547in" draw:z-index="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2">. </text:span><text:span text:style-name="T53">Here</text:span><text:span text:style-name="T53"><draw:frame draw:style-name="fr1" draw:name="Object10" text:anchor-type="as-char" svg:y="-0.1484in" svg:width="0.2244in" svg:height="0.2091in" draw:z-index="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3">and</text:span><text:span text:style-name="T53"><draw:frame draw:style-name="fr1" draw:name="Object11" text:anchor-type="as-char" svg:y="-0.1484in" svg:width="0.2272in" svg:height="0.2091in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3">are </text:span><text:span text:style-name="T12">basic variables</text:span><text:span text:style-name="T53"> and</text:span><text:span text:style-name="T53"><draw:frame draw:style-name="fr1" draw:name="Object12" text:anchor-type="as-char" svg:y="-0.1484in" svg:width="0.2252in" svg:height="0.2091in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3">is a </text:span><text:span text:style-name="T12">free variable</text:span><text:span text:style-name="T53">.</text:span></text:p>
        </text:list-item>
        <text:list-item>
          <text:p text:style-name="P24"><text:span text:style-name="T53">The solution set ca</text:span><text:span text:style-name="T54">n</text:span><text:span text:style-name="T53"> be described explicitly by solving the reduced system for basic variables in terms of free variables,</text:span><text:span text:style-name="T53"><draw:frame draw:style-name="fr1" draw:name="Object13" text:anchor-type="as-char" svg:y="-0.4047in" svg:width="0.8654in" svg:height="0.7374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3">. </text:span><text:span text:style-name="T54">This description of the solution sets where free variables act as parameters is called the </text:span><text:bookmark text:name="Parametric form"/><text:span text:style-name="T13">parametric description of solution sets</text:span><text:span text:style-name="T54">.</text:span></text:p>
        </text:list-item>
        <text:list-item>
          <text:p text:style-name="P24"><text:span text:style-name="T54">Here each different choice of</text:span><text:span text:style-name="T54"><draw:frame draw:style-name="fr1" draw:name="Object14" text:anchor-type="as-char" svg:y="-0.1484in" svg:width="0.225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54">determines a different solution of a system. </text:span><text:span text:style-name="T55">Solving a system amounts to finding a parametric description of the solution set or determining that </text:span><text:soft-page-break/><text:span text:style-name="T55">the solution set is empty.</text:span></text:p>
          <text:list>
            <text:list-item>
              <text:p text:style-name="P24"><text:span text:style-name="T54">A linear system is consistent if and only if an echelon form of the augmented matrix has no row of the form</text:span><text:span text:style-name="T54"><draw:frame draw:style-name="fr1" draw:name="Object15" text:anchor-type="as-char" svg:y="-0.1484in" svg:width="0.6563in" svg:height="0.1898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4">with</text:span><text:span text:style-name="T54"><draw:frame draw:style-name="fr1" draw:name="Object16" text:anchor-type="as-char" svg:y="-0.1484in" svg:width="0.1673in" svg:height="0.1839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4">being a nonzero.</text:span></text:p>
            </text:list-item>
            <text:list-item>
              <text:p text:style-name="P28">If the linear system is consistent, then the solution set contains either</text:p>
              <text:list>
                <text:list-item>
                  <text:p text:style-name="P28">a unique solution, wherein there are no free variables or</text:p>
                </text:list-item>
                <text:list-item>
                  <text:p text:style-name="P28">infinitely many solutions, where there is atleast one free variable(i.e., when the augmented matrix contains atleast one zero row <text:span text:style-name="T64">or more columns than rows)</text:span></text:p>
                </text:list-item>
              </text:list>
            </text:list-item>
          </text:list>
        </text:list-item>
      </text:list>
      <text:p text:style-name="P11"/>
      <text:p text:style-name="P4">Coefficient matrix</text:p>
      <text:p text:style-name="P9">The matrix representing the coefficients <text:span text:style-name="T10">of the variables </text:span>of a linear system, <text:span text:style-name="T7">with the coefficients of each </text:span><text:span text:style-name="T8">equation represented per row</text:span>.</text:p>
      <text:p text:style-name="P14"/>
      <text:p text:style-name="P5">References</text:p>
      <text:list xml:id="list7808865705557598481" text:style-name="L11">
        <text:list-item>
          <text:p text:style-name="P46">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2:23:47</meta:creation-date>
    <dc:title>T1</dc:title>
    <meta:editing-duration>PT5H24M54S</meta:editing-duration>
    <meta:editing-cycles>40</meta:editing-cycles>
    <meta:generator>LibreOffice/4.0.2.2$Linux_x86 LibreOffice_project/400m0$Build-2</meta:generator>
    <meta:initial-creator>Kempa </meta:initial-creator>
    <dc:date>2013-08-15T11:09:47</dc:date>
    <dc:creator>Kempa </dc:creator>
    <meta:document-statistic meta:table-count="0" meta:image-count="0" meta:object-count="16" meta:page-count="3" meta:paragraph-count="63" meta:word-count="1015" meta:character-count="5688" meta:non-whitespace-character-count="4780"/>
    <meta:template xlink:type="simple" xlink:actuate="onRequest" xlink:title="T1" xlink:href="../../../.config/libreoffice/3/user/template/T1.ott" meta:date="2013-03-14T12:23:44"/>
  </office:meta>
</office:document-meta>
</file>

<file path=Object 1/content.xml><?xml version="1.0" encoding="utf-8"?>
<math xmlns="http://www.w3.org/1998/Math/MathML">
  <semantics>
    <mrow>
      <msub>
        <mi>x</mi>
        <mn>1</mn>
      </msub>
      <mi>,</mi>
      <msub>
        <mi>x</mi>
        <mn>2</mn>
      </msub>
      <mi>,</mi>
      <mi>…</mi>
      <mi>,</mi>
      <msub>
        <mi>x</mi>
        <mi>n</mi>
      </msub>
    </mrow>
    <annotation encoding="StarMath 5.0">x_1 , x_2 , …, x_n</annotation>
  </semantics>
</math>
</file>

<file path=Object 10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11/content.xml><?xml version="1.0" encoding="utf-8"?>
<math xmlns="http://www.w3.org/1998/Math/MathML">
  <semantics>
    <mrow>
      <msub>
        <mi>x</mi>
        <mn>2</mn>
      </msub>
    </mrow>
    <annotation encoding="StarMath 5.0">x_2</annotation>
  </semantics>
</math>
</file>

<file path=Object 12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1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sub>
                      <mi>x</mi>
                      <mn>1</mn>
                    </msub>
                    <mo stretchy="false">=</mo>
                    <mrow>
                      <mn>1</mn>
                      <mo stretchy="false">+</mo>
                      <msub>
                        <mn>5x</mn>
                        <mn>3</mn>
                      </msub>
                    </mrow>
                  </mrow>
                </mrow>
              </mtd>
            </mtr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n>4</mn>
                      <mo stretchy="false">−</mo>
                      <msub>
                        <mi>x</mi>
                        <mn>3</mn>
                      </msub>
                    </mrow>
                  </mrow>
                </mrow>
              </mtd>
            </mtr>
            <mtr>
              <mtd>
                <mrow>
                  <msub>
                    <mi>x</mi>
                    <mn>3</mn>
                  </msub>
                  <mi mathvariant="italic">is</mi>
                  <mi mathvariant="italic">free</mi>
                </mrow>
              </mtd>
            </mtr>
          </mtable>
        </mrow>
      </mrow>
    </mrow>
    <annotation encoding="StarMath 5.0">left lbrace
matrix {
x_1 = 1 + 5x_3 ##
x_2 = 4 - x_3 ##
x_3 is free
}

right none</annotation>
  </semantics>
</math>
</file>

<file path=Object 14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15/content.xml><?xml version="1.0" encoding="utf-8"?>
<math xmlns="http://www.w3.org/1998/Math/MathML">
  <semantics>
    <mrow>
      <mrow>
        <mo stretchy="false">[</mo>
        <mrow>
          <mn>0</mn>
          <mi>…</mi>
          <mn>0</mn>
          <mi>b</mi>
        </mrow>
        <mo stretchy="false">]</mo>
      </mrow>
    </mrow>
    <annotation encoding="StarMath 5.0">[0 … 0 b]</annotation>
  </semantics>
</math>
</file>

<file path=Object 16/content.xml><?xml version="1.0" encoding="utf-8"?>
<math xmlns="http://www.w3.org/1998/Math/MathML">
  <semantics>
    <mrow>
      <mi>b</mi>
    </mrow>
    <annotation encoding="StarMath 5.0">b</annotation>
  </semantics>
</math>
</file>

<file path=Object 2/content.xml><?xml version="1.0" encoding="utf-8"?>
<math xmlns="http://www.w3.org/1998/Math/MathML">
  <semantics>
    <mrow>
      <msub>
        <mi>a</mi>
        <mn>1</mn>
      </msub>
      <mrow>
        <msub>
          <mi>x</mi>
          <mn>1</mn>
        </msub>
        <mo stretchy="false">+</mo>
        <msub>
          <mi>a</mi>
          <mn>2</mn>
        </msub>
      </mrow>
      <mrow>
        <mrow>
          <msub>
            <mi>x</mi>
            <mn>2</mn>
          </msub>
          <mo stretchy="false">+</mo>
          <mi>…</mi>
        </mrow>
        <mo stretchy="false">+</mo>
        <msub>
          <mi>a</mi>
          <mi>n</mi>
        </msub>
      </mrow>
      <mrow>
        <msub>
          <mi>x</mi>
          <mi>n</mi>
        </msub>
        <mo stretchy="false">=</mo>
        <mi>b</mi>
      </mrow>
    </mrow>
    <annotation encoding="StarMath 5.0">a_1 x_1 + a_2 x_2 + … + a_n x_n = b</annotation>
  </semantics>
</math>
</file>

<file path=Object 3/content.xml><?xml version="1.0" encoding="utf-8"?>
<math xmlns="http://www.w3.org/1998/Math/MathML">
  <semantics>
    <mrow>
      <msub>
        <mi>a</mi>
        <mn>1</mn>
      </msub>
      <mi>,</mi>
      <mi>…</mi>
      <mi>,</mi>
      <msub>
        <mi>a</mi>
        <mi>n</mi>
      </msub>
    </mrow>
    <annotation encoding="StarMath 5.0">a_1 , …, a_n</annotation>
  </semantics>
</math>
</file>

<file path=Object 4/content.xml><?xml version="1.0" encoding="utf-8"?>
<math xmlns="http://www.w3.org/1998/Math/MathML">
  <semantics>
    <mrow>
      <mrow>
        <mo stretchy="false">(</mo>
        <mrow>
          <msub>
            <mi>s</mi>
            <mn>1,</mn>
          </msub>
          <msub>
            <mi>s</mi>
            <mn>2,</mn>
          </msub>
          <mi>…</mi>
          <mi>,</mi>
          <msub>
            <mi>s</mi>
            <mi>n</mi>
          </msub>
        </mrow>
        <mo stretchy="false">)</mo>
      </mrow>
    </mrow>
    <annotation encoding="StarMath 5.0">(s_1, s_2, …, s_n)</annotation>
  </semantics>
</math>
</file>

<file path=Object 5/content.xml><?xml version="1.0" encoding="utf-8"?>
<math xmlns="http://www.w3.org/1998/Math/MathML">
  <semantics>
    <mrow>
      <msub>
        <mi>s</mi>
        <mn>1</mn>
      </msub>
      <mi>,</mi>
      <mi>…</mi>
      <mi>,</mi>
      <msub>
        <mi>s</mi>
        <mi>n</mi>
      </msub>
    </mrow>
    <annotation encoding="StarMath 5.0">s_1 , …, s_n</annotation>
  </semantics>
</math>
</file>

<file path=Object 6/content.xml><?xml version="1.0" encoding="utf-8"?>
<math xmlns="http://www.w3.org/1998/Math/MathML">
  <semantics>
    <mrow>
      <msub>
        <mi>x</mi>
        <mn>1</mn>
      </msub>
      <mi>,</mi>
      <mi>…</mi>
      <mi>,</mi>
      <msub>
        <mi>x</mi>
        <mi>n</mi>
      </msub>
    </mrow>
    <annotation encoding="StarMath 5.0">x_1 , …, x_n</annotation>
  </semantics>
</math>
</file>

<file path=Object 7/content.xml><?xml version="1.0" encoding="utf-8"?>
<math xmlns="http://www.w3.org/1998/Math/MathML">
  <semantics>
    <mrow>
      <mfenced open="[" close="]">
        <mrow>
          <mtable>
            <mtr>
              <mtd>
                <mrow>
                  <mstyle mathvariant="bold">
                    <mrow>
                      <mn>2</mn>
                    </mrow>
                  </mstyle>
                </mrow>
              </mtd>
              <mtd>
                <mrow>
                  <mn>3</mn>
                </mrow>
              </mtd>
              <mtd>
                <mrow>
                  <mn>4</mn>
                </mrow>
              </mtd>
              <mtd>
                <mrow>
                  <mn>5</mn>
                </mrow>
              </mtd>
              <mtd>
                <mrow>
                  <mn>6</mn>
                </mrow>
              </mtd>
            </mtr>
            <mtr>
              <mtd>
                <mrow>
                  <mn>0</mn>
                </mrow>
              </mtd>
              <mtd>
                <mrow>
                  <mstyle mathvariant="bold">
                    <mrow>
                      <mn>3</mn>
                    </mrow>
                  </mstyle>
                </mrow>
              </mtd>
              <mtd>
                <mrow>
                  <mn>7</mn>
                </mrow>
              </mtd>
              <mtd>
                <mrow>
                  <mn>9</mn>
                </mrow>
              </mtd>
              <mtd>
                <mrow>
                  <mn>7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style mathvariant="bold">
                    <mrow>
                      <mn>8</mn>
                    </mrow>
                  </mstyle>
                </mrow>
              </mtd>
              <mtd>
                <mrow>
                  <mn>4</mn>
                </mrow>
              </mtd>
            </mtr>
          </mtable>
        </mrow>
      </mfenced>
    </mrow>
    <annotation encoding="StarMath 5.0">left [
matrix {
bold 2 # 3 # 4 # 5 # 6 ##
0 # bold 3 # 7 # 9 # 7 ##
0 # 0 # 0 # bold 8 # 4
}
right ]</annotation>
  </semantics>
</math>
</file>

<file path=Object 8/content.xml><?xml version="1.0" encoding="utf-8"?>
<math xmlns="http://www.w3.org/1998/Math/MathML">
  <semantics>
    <mrow>
      <mfenced open="[" close="]">
        <mrow>
          <mtable>
            <mtr>
              <mtd>
                <mrow>
                  <mstyle mathvariant="bold">
                    <mrow>
                      <mn>1</mn>
                    </mrow>
                  </mstyle>
                </mrow>
              </mtd>
              <mtd>
                <mrow>
                  <mn>0</mn>
                </mrow>
              </mtd>
              <mtd>
                <mrow>
                  <mn>4</mn>
                </mrow>
              </mtd>
              <mtd>
                <mrow>
                  <mn>0</mn>
                </mrow>
              </mtd>
              <mtd>
                <mrow>
                  <mn>6</mn>
                </mrow>
              </mtd>
            </mtr>
            <mtr>
              <mtd>
                <mrow>
                  <mn>0</mn>
                </mrow>
              </mtd>
              <mtd>
                <mrow>
                  <mstyle mathvariant="bold">
                    <mrow>
                      <mn>1</mn>
                    </mrow>
                  </mstyle>
                </mrow>
              </mtd>
              <mtd>
                <mrow>
                  <mn>7</mn>
                </mrow>
              </mtd>
              <mtd>
                <mrow>
                  <mn>0</mn>
                </mrow>
              </mtd>
              <mtd>
                <mrow>
                  <mn>7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style mathvariant="bold">
                    <mrow>
                      <mn>1</mn>
                    </mrow>
                  </mstyle>
                </mrow>
              </mtd>
              <mtd>
                <mrow>
                  <mn>4</mn>
                </mrow>
              </mtd>
            </mtr>
          </mtable>
        </mrow>
      </mfenced>
    </mrow>
    <annotation encoding="StarMath 5.0">left [
matrix {
bold 1 # 0 # 4 # 0 # 6 ##
0 # bold 1 # 7 # 0 # 7 ##
0 # 0 # 0 # bold 1 # 4
}
right ]</annotation>
  </semantics>
</math>
</file>

<file path=Object 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5</mn>
                  </mrow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4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</mrow>
    <annotation encoding="StarMath 5.0">left [
matrix {
1 # 0 # -5 # 1 ##
0 # 1 # 1# 4 ##
0 # 0 # 0# 0
}
right ]</annotation>
  </semantics>
</math>
</file>